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5.749cm" fo:min-width="8.55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06cm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38cm" fo:min-width="7.4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777cm"/>
      <style:paragraph-properties style:writing-mode="lr-tb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5.738cm" fo:min-width="6.4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5cm" fo:min-width="2.628cm"/>
      <style:paragraph-properties style:writing-mode="lr-tb"/>
    </style:style>
    <style:style style:name="gr8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9cm" fo:min-width="8.491cm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51cm" svg:height="5.999cm" draw:transform="skewX (0.000349065850398866) rotate (0.000349065850398866) translate (13.011cm 0.985cm)">
          <draw:glue-point draw:id="4" svg:x="5cm" svg:y="2.153cm"/>
          <draw:glue-point draw:id="5" svg:x="4.992cm" svg:y="-2.158cm"/>
          <draw:glue-point draw:id="6" svg:x="5cm" svg:y="-1.441cm"/>
          <draw:glue-point draw:id="7" svg:x="5cm" svg:y="1.424cm"/>
          <draw:glue-point draw:id="8" svg:x="5cm" svg:y="-0.724cm"/>
          <draw:glue-point draw:id="9" svg:x="5cm" svg:y="0.72cm"/>
          <draw:glue-point draw:id="10" svg:x="-3.552cm" svg:y="4.975cm"/>
          <draw:glue-point draw:id="11" svg:x="-2.144cm" svg:y="4.999cm"/>
          <draw:glue-point draw:id="12" svg:x="-0.707cm" svg:y="4.999cm"/>
          <draw:glue-point draw:id="13" svg:x="0.717cm" svg:y="4.997cm"/>
          <draw:glue-point draw:id="14" svg:x="5cm" svg:y="-2.874cm"/>
          <draw:glue-point draw:id="15" svg:x="5cm" svg:y="-3.618cm"/>
          <draw:glue-point draw:id="16" svg:x="5cm" svg:y="-4.328cm"/>
          <draw:glue-point draw:id="17" svg:x="4.282cm" svg:y="-4.983cm"/>
          <draw:glue-point draw:id="18" svg:x="5cm" svg:y="2.856cm"/>
          <draw:glue-point draw:id="19" svg:x="5cm" svg:y="3.601cm"/>
          <draw:glue-point draw:id="20" svg:x="4.273cm" svg:y="4.996cm"/>
          <draw:glue-point draw:id="21" svg:x="5cm" svg:y="4.305cm"/>
          <draw:glue-point draw:id="22" svg:x="2.888cm" svg:y="4.997cm"/>
          <draw:glue-point draw:id="23" svg:x="3.565cm" svg:y="4.996cm"/>
          <text:p text:style-name="P1"><text:span text:style-name="T1">I</text:span><text:span text:style-name="T1">O</text:span><text:span text:style-name="T1">b</text:span><text:span text:style-name="T1">-</text:span><text:span text:style-name="T1">C</text:span><text:span text:style-name="T1">a</text:span><text:span text:style-name="T1">c</text:span><text:span text:style-name="T1">h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.56cm" svg:height="0.962cm" svg:x="9.988cm" svg:y="4.698cm">
          <draw:text-box>
            <text:p text:style-name="P3"><text:span text:style-name="T2">N</text:span><text:span text:style-name="T2">P</text:span><text:span text:style-name="T2">I</text:span></text:p>
          </draw:text-box>
        </draw:frame>
        <draw:connector draw:style-name="gr3" draw:text-style-name="P5" draw:layer="layout" svg:x1="8.996cm" svg:y1="3.988cm" svg:x2="13.011cm" svg:y2="3.984cm" draw:start-shape="id1" draw:start-glue-point="1" draw:end-shape="id2" draw:end-glue-point="3" svg:d="M8996 3988h2007v-4h2008" svg:viewBox="0 0 4016 5">
          <text:p/>
        </draw:connector>
        <draw:custom-shape draw:style-name="gr4" draw:text-style-name="P6" xml:id="id1" draw:id="id1" draw:layer="layout" svg:width="7.981cm" svg:height="5.988cm" svg:x="1.015cm" svg:y="0.994cm">
          <draw:glue-point draw:id="4" svg:x="2.175cm" svg:y="5.001cm"/>
          <text:p text:style-name="P1"><text:span text:style-name="T1">Simulation</text:span></text:p>
          <text:p text:style-name="P1"><text:span text:style-name="T1">Control</text:span></text:p>
          <text:p text:style-name="P1"><text:span text:style-name="T1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2.339cm" svg:height="1.051cm" svg:x="17.545cm" svg:y="7.443cm">
          <draw:text-box>
            <text:p><text:span text:style-name="T3">clk, rst</text:span></text:p>
          </draw:text-box>
        </draw:frame>
        <draw:custom-shape draw:style-name="gr6" draw:text-style-name="P6" xml:id="id3" draw:id="id3" draw:layer="layout" svg:width="6.977cm" svg:height="5.988cm" svg:x="25.993cm" svg:y="1.014cm">
          <draw:glue-point draw:id="4" svg:x="2.175cm" svg:y="5.001cm"/>
          <text:p text:style-name="P1"><text:span text:style-name="T1">Memory</text:span></text:p>
          <text:p text:style-name="P1"><text:span text:style-name="T1">Module</text:span></text:p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128cm" svg:height="1.125cm" svg:x="22.927cm" svg:y="4.614cm">
          <draw:text-box>
            <text:p text:style-name="P3"><text:span text:style-name="T2">NPI AXI4</text:span></text:p>
          </draw:text-box>
        </draw:frame>
        <draw:connector draw:style-name="gr3" draw:text-style-name="P5" draw:layer="layout" svg:x1="22.062cm" svg:y1="3.981cm" svg:x2="25.993cm" svg:y2="4.008cm" draw:start-shape="id2" draw:start-glue-point="1" draw:end-shape="id3" draw:end-glue-point="3" svg:d="M22062 3981h1965v27h1966" svg:viewBox="0 0 3932 28">
          <text:p/>
        </draw:connector>
        <draw:connector draw:style-name="gr8" draw:text-style-name="P5" draw:layer="layout" svg:x1="17.536cm" svg:y1="6.982cm" svg:x2="17.506cm" svg:y2="8.916cm" draw:start-shape="id2" draw:start-glue-point="2" draw:end-shape="id4" draw:end-glue-point="0" svg:d="M17536 6982v968h-30v966" svg:viewBox="0 0 31 1935">
          <text:p/>
        </draw:connector>
        <draw:custom-shape draw:style-name="gr9" draw:text-style-name="P6" xml:id="id4" draw:id="id4" draw:layer="layout" svg:width="8.991cm" svg:height="3.04cm" svg:x="13.011cm" svg:y="8.916cm">
          <draw:glue-point draw:id="4" svg:x="2.175cm" svg:y="5.001cm"/>
          <text:p text:style-name="P1"><text:span text:style-name="T1">Clock and Reset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2-07-31T19:17:58.787523543</dc:date>
    <meta:editing-duration>PT17H11M39S</meta:editing-duration>
    <meta:editing-cycles>57</meta:editing-cycles>
    <meta:generator>LibreOffice/6.4.7.2$Linux_X86_64 LibreOffice_project/40$Build-2</meta:generator>
    <meta:document-statistic meta:object-count="10"/>
  </office:meta>
</office:document-meta>
</file>